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20000009B1B05102B68DB73AB.png" manifest:media-type="image/png"/>
  <manifest:file-entry manifest:full-path="Pictures/100000010000008F0000008E93DA47D56A7667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1cm" fo:min-width="0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75cm" fo:min-width="0.499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008cm" fo:min-width="0cm"/>
      <style:paragraph-properties style:writing-mode="lr-tb"/>
    </style:style>
    <style:style style:name="gr4" style:family="graphic" style:parent-style-name="standard">
      <style:graphic-properties draw:fill-color="#00ff00" draw:textarea-horizontal-align="justify" draw:textarea-vertical-align="middle" draw:auto-grow-height="false" fo:min-height="0.751cm" fo:min-width="0.5cm"/>
    </style:style>
    <style:style style:name="gr5" style:family="graphic" style:parent-style-name="standard">
      <style:graphic-properties draw:fill-color="#0000ff" draw:textarea-horizontal-align="justify" draw:textarea-vertical-align="middle" draw:auto-grow-height="false" fo:min-height="0.751cm" fo:min-width="0.5cm"/>
    </style:style>
    <style:style style:name="gr6" style:family="graphic" style:parent-style-name="standard">
      <style:graphic-properties svg:stroke-color="#000000" draw:fill-color="#0000ff" draw:textarea-horizontal-align="justify" draw:textarea-vertical-align="middle" draw:auto-grow-height="false" fo:min-height="0.008cm" fo:min-width="0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751cm" fo:min-width="0.5cm"/>
    </style:style>
    <style:style style:name="gr8" style:family="graphic" style:parent-style-name="standard">
      <style:graphic-properties svg:stroke-color="#000000" draw:fill-color="#ff0000" draw:textarea-horizontal-align="justify" draw:textarea-vertical-align="middle" draw:auto-grow-height="false" fo:min-height="0.008cm" fo:min-width="0cm"/>
      <style:paragraph-properties style:writing-mode="lr-tb"/>
    </style:style>
    <style:style style:name="gr9" style:family="graphic" style:parent-style-name="standard">
      <style:graphic-properties svg:stroke-color="#000000" draw:fill-color="#00ff00" draw:textarea-horizontal-align="justify" draw:textarea-vertical-align="middle" draw:auto-grow-height="false" fo:min-height="0.008cm" fo:min-width="0cm"/>
      <style:paragraph-properties style:writing-mode="lr-tb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 fo:min-height="0.751cm" fo:min-width="0.5cm"/>
    </style:style>
    <style:style style:name="gr11" style:family="graphic" style:parent-style-name="standard">
      <style:graphic-properties svg:stroke-color="#000000" draw:fill-color="#ffff00" draw:textarea-horizontal-align="justify" draw:textarea-vertical-align="middle" draw:auto-grow-height="false" fo:min-height="0.008cm" fo:min-width="0cm"/>
      <style:paragraph-properties style:writing-mode="lr-tb"/>
    </style:style>
    <style:style style:name="gr12" style:family="graphic" style:parent-style-name="standard">
      <style:graphic-properties draw:fill-color="#939393" draw:textarea-horizontal-align="justify" draw:textarea-vertical-align="middle" draw:auto-grow-height="false" fo:min-height="0.751cm" fo:min-width="0.5cm"/>
    </style:style>
    <style:style style:name="gr13" style:family="graphic" style:parent-style-name="standard">
      <style:graphic-properties svg:stroke-color="#000000" draw:fill-color="#939393" draw:textarea-horizontal-align="justify" draw:textarea-vertical-align="middle" draw:auto-grow-height="false" fo:min-height="0.008cm" fo:min-width="0cm"/>
      <style:paragraph-properties style:writing-mode="lr-tb"/>
    </style:style>
    <style:style style:name="gr14" style:family="graphic" style:parent-style-name="standard">
      <style:graphic-properties draw:fill-color="#00c462" draw:textarea-horizontal-align="justify" draw:textarea-vertical-align="middle" draw:auto-grow-height="false" fo:min-height="0.751cm" fo:min-width="0.5cm"/>
    </style:style>
    <style:style style:name="gr15" style:family="graphic" style:parent-style-name="standard">
      <style:graphic-properties svg:stroke-color="#000000" draw:fill-color="#00c462" draw:textarea-horizontal-align="justify" draw:textarea-vertical-align="middle" draw:auto-grow-height="false" fo:min-height="0.008cm" fo:min-width="0cm"/>
      <style:paragraph-properties style:writing-mode="lr-tb"/>
    </style:style>
    <style:style style:name="gr16" style:family="graphic" style:parent-style-name="standard">
      <style:graphic-properties draw:fill-color="#ca00ca" draw:textarea-horizontal-align="justify" draw:textarea-vertical-align="middle" draw:auto-grow-height="false" fo:min-height="0.751cm" fo:min-width="0.5cm"/>
    </style:style>
    <style:style style:name="gr17" style:family="graphic" style:parent-style-name="standard">
      <style:graphic-properties svg:stroke-color="#000000" draw:fill-color="#ca00ca" draw:textarea-horizontal-align="justify" draw:textarea-vertical-align="middle" draw:auto-grow-height="false" fo:min-height="0.008cm" fo:min-width="0cm"/>
      <style:paragraph-properties style:writing-mode="lr-tb"/>
    </style:style>
    <style:style style:name="gr18" style:family="graphic" style:parent-style-name="standard">
      <style:graphic-properties draw:fill-color="#caca00" draw:textarea-horizontal-align="justify" draw:textarea-vertical-align="middle" draw:auto-grow-height="false" fo:min-height="0.751cm" fo:min-width="0.5cm"/>
    </style:style>
    <style:style style:name="gr19" style:family="graphic" style:parent-style-name="standard">
      <style:graphic-properties svg:stroke-color="#000000" draw:fill-color="#caca00" draw:textarea-horizontal-align="justify" draw:textarea-vertical-align="middle" draw:auto-grow-height="false" fo:min-height="0.008cm" fo:min-width="0cm"/>
      <style:paragraph-properties style:writing-mode="lr-tb"/>
    </style:style>
    <style:style style:name="gr20" style:family="graphic" style:parent-style-name="standard">
      <style:graphic-properties draw:fill-color="#fe7f00" draw:textarea-horizontal-align="justify" draw:textarea-vertical-align="middle" draw:auto-grow-height="false" fo:min-height="0.751cm" fo:min-width="0.5cm"/>
    </style:style>
    <style:style style:name="gr21" style:family="graphic" style:parent-style-name="standard">
      <style:graphic-properties svg:stroke-color="#000000" draw:fill-color="#fe7f00" draw:textarea-horizontal-align="justify" draw:textarea-vertical-align="middle" draw:auto-grow-height="false" fo:min-height="0.008cm" fo:min-width="0cm"/>
      <style:paragraph-properties style:writing-mode="lr-tb"/>
    </style:style>
    <style:style style:name="gr22" style:family="graphic" style:parent-style-name="standard">
      <style:graphic-properties svg:stroke-color="#000000" draw:fill-color="#ff0000" draw:textarea-horizontal-align="justify" draw:textarea-vertical-align="middle" draw:auto-grow-height="false" fo:min-height="2.932cm" fo:min-width="1.325cm"/>
      <style:paragraph-properties style:writing-mode="lr-tb"/>
    </style:style>
    <style:style style:name="gr23" style:family="graphic">
      <style:graphic-properties style:protect="size"/>
    </style:style>
    <style:style style:name="gr2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fill-color="#77bc65" draw:textarea-horizontal-align="justify" draw:textarea-vertical-align="middle" draw:auto-grow-height="false" fo:min-height="0.751cm" fo:min-width="0.5cm"/>
    </style:style>
    <style:style style:name="gr26" style:family="graphic" style:parent-style-name="standard">
      <style:graphic-properties draw:fill-color="#dddddd" draw:textarea-horizontal-align="justify" draw:textarea-vertical-align="middle" draw:auto-grow-height="false" fo:min-height="0.751cm" fo:min-width="0.5cm"/>
    </style:style>
    <style:style style:name="gr27" style:family="graphic" style:parent-style-name="standard">
      <style:graphic-properties draw:fill-color="#7b3d00" draw:textarea-horizontal-align="justify" draw:textarea-vertical-align="middle" draw:auto-grow-height="false" fo:min-height="0.751cm" fo:min-width="0.5cm"/>
    </style:style>
    <style:style style:name="gr28" style:family="graphic" style:parent-style-name="standard">
      <style:graphic-properties draw:fill-color="#00e3e3" draw:textarea-horizontal-align="justify" draw:textarea-vertical-align="middle" draw:auto-grow-height="false" fo:min-height="0.751cm" fo:min-width="0.5cm"/>
    </style:style>
    <style:style style:name="gr29" style:family="graphic" style:parent-style-name="standard">
      <style:graphic-properties draw:fill-color="#f5deb3" draw:textarea-horizontal-align="justify" draw:textarea-vertical-align="middle" draw:auto-grow-height="false" fo:min-height="0.751cm" fo:min-width="0.5cm"/>
    </style:style>
    <style:style style:name="gr30" style:family="graphic" style:parent-style-name="standard">
      <style:graphic-properties draw:fill-color="#333333" draw:textarea-horizontal-align="justify" draw:textarea-vertical-align="middle" draw:auto-grow-height="false" fo:min-height="0.751cm" fo:min-width="0.5cm"/>
    </style:style>
    <style:style style:name="gr31" style:family="graphic" style:parent-style-name="standard">
      <style:graphic-properties svg:stroke-color="#000000" draw:fill-color="#7b3d00" draw:textarea-horizontal-align="justify" draw:textarea-vertical-align="middle" draw:auto-grow-height="false" fo:min-height="0.008cm" fo:min-width="0cm"/>
      <style:paragraph-properties style:writing-mode="lr-tb"/>
    </style:style>
    <style:style style:name="gr32" style:family="graphic" style:parent-style-name="standard">
      <style:graphic-properties svg:stroke-color="#000000" draw:fill-color="#f5deb3" draw:textarea-horizontal-align="justify" draw:textarea-vertical-align="middle" draw:auto-grow-height="false" fo:min-height="0.008cm" fo:min-width="0cm"/>
      <style:paragraph-properties style:writing-mode="lr-tb"/>
    </style:style>
    <style:style style:name="gr33" style:family="graphic" style:parent-style-name="standard">
      <style:graphic-properties svg:stroke-color="#000000" draw:fill-color="#00e3e3" draw:textarea-horizontal-align="justify" draw:textarea-vertical-align="middle" draw:auto-grow-height="false" fo:min-height="0.008cm" fo:min-width="0cm"/>
      <style:paragraph-properties style:writing-mode="lr-tb"/>
    </style:style>
    <style:style style:name="gr34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000000"/>
      <style:paragraph-properties fo:text-align="center" style:writing-mode="lr-tb"/>
      <style:text-properties fo:font-size="18pt"/>
    </style:style>
    <style:style style:name="P4" style:family="paragraph">
      <loext:graphic-properties draw:fill-color="#000000"/>
      <style:paragraph-properties fo:text-align="center" style:writing-mode="lr-tb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-color="#0000ff"/>
      <style:paragraph-properties fo:text-align="center" style:writing-mode="lr-tb"/>
      <style:text-properties fo:font-size="18pt"/>
    </style:style>
    <style:style style:name="P8" style:family="paragraph">
      <loext:graphic-properties draw:fill-color="#0000ff"/>
      <style:paragraph-properties fo:text-align="center" style:writing-mode="lr-tb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loext:graphic-properties draw:fill-color="#ff0000"/>
      <style:paragraph-properties fo:text-align="center" style:writing-mode="lr-tb"/>
      <style:text-properties fo:font-size="18pt"/>
    </style:style>
    <style:style style:name="P11" style:family="paragraph">
      <loext:graphic-properties draw:fill-color="#ff0000"/>
      <style:paragraph-properties fo:text-align="center" style:writing-mode="lr-tb"/>
    </style:style>
    <style:style style:name="P12" style:family="paragraph">
      <loext:graphic-properties draw:fill-color="#00ff00"/>
      <style:paragraph-properties fo:text-align="center" style:writing-mode="lr-tb"/>
      <style:text-properties fo:font-size="18pt"/>
    </style:style>
    <style:style style:name="P13" style:family="paragraph">
      <loext:graphic-properties draw:fill-color="#00ff00"/>
      <style:paragraph-properties fo:text-align="center" style:writing-mode="lr-tb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ff00"/>
      <style:paragraph-properties fo:text-align="center" style:writing-mode="lr-tb"/>
      <style:text-properties fo:font-size="18pt"/>
    </style:style>
    <style:style style:name="P16" style:family="paragraph">
      <loext:graphic-properties draw:fill-color="#ffff00"/>
      <style:paragraph-properties fo:text-align="center" style:writing-mode="lr-tb"/>
    </style:style>
    <style:style style:name="P17" style:family="paragraph">
      <loext:graphic-properties draw:fill-color="#939393"/>
      <style:paragraph-properties fo:text-align="center"/>
    </style:style>
    <style:style style:name="P18" style:family="paragraph">
      <loext:graphic-properties draw:fill-color="#939393"/>
      <style:paragraph-properties fo:text-align="center" style:writing-mode="lr-tb"/>
      <style:text-properties fo:font-size="18pt"/>
    </style:style>
    <style:style style:name="P19" style:family="paragraph">
      <loext:graphic-properties draw:fill-color="#939393"/>
      <style:paragraph-properties fo:text-align="center" style:writing-mode="lr-tb"/>
    </style:style>
    <style:style style:name="P20" style:family="paragraph">
      <loext:graphic-properties draw:fill-color="#00c462"/>
      <style:paragraph-properties fo:text-align="center"/>
    </style:style>
    <style:style style:name="P21" style:family="paragraph">
      <loext:graphic-properties draw:fill-color="#00c462"/>
      <style:paragraph-properties fo:text-align="center" style:writing-mode="lr-tb"/>
      <style:text-properties fo:font-size="18pt"/>
    </style:style>
    <style:style style:name="P22" style:family="paragraph">
      <loext:graphic-properties draw:fill-color="#00c462"/>
      <style:paragraph-properties fo:text-align="center" style:writing-mode="lr-tb"/>
    </style:style>
    <style:style style:name="P23" style:family="paragraph">
      <loext:graphic-properties draw:fill-color="#ca00ca"/>
      <style:paragraph-properties fo:text-align="center"/>
    </style:style>
    <style:style style:name="P24" style:family="paragraph">
      <loext:graphic-properties draw:fill-color="#ca00ca"/>
      <style:paragraph-properties fo:text-align="center" style:writing-mode="lr-tb"/>
      <style:text-properties fo:font-size="18pt"/>
    </style:style>
    <style:style style:name="P25" style:family="paragraph">
      <loext:graphic-properties draw:fill-color="#ca00ca"/>
      <style:paragraph-properties fo:text-align="center" style:writing-mode="lr-tb"/>
    </style:style>
    <style:style style:name="P26" style:family="paragraph">
      <loext:graphic-properties draw:fill-color="#caca00"/>
      <style:paragraph-properties fo:text-align="center"/>
    </style:style>
    <style:style style:name="P27" style:family="paragraph">
      <loext:graphic-properties draw:fill-color="#caca00"/>
      <style:paragraph-properties fo:text-align="center" style:writing-mode="lr-tb"/>
      <style:text-properties fo:font-size="18pt"/>
    </style:style>
    <style:style style:name="P28" style:family="paragraph">
      <loext:graphic-properties draw:fill-color="#caca00"/>
      <style:paragraph-properties fo:text-align="center" style:writing-mode="lr-tb"/>
    </style:style>
    <style:style style:name="P29" style:family="paragraph">
      <loext:graphic-properties draw:fill-color="#fe7f00"/>
      <style:paragraph-properties fo:text-align="center"/>
    </style:style>
    <style:style style:name="P30" style:family="paragraph">
      <loext:graphic-properties draw:fill-color="#fe7f00"/>
      <style:paragraph-properties fo:text-align="center" style:writing-mode="lr-tb"/>
      <style:text-properties fo:font-size="18pt"/>
    </style:style>
    <style:style style:name="P31" style:family="paragraph">
      <loext:graphic-properties draw:fill-color="#fe7f00"/>
      <style:paragraph-properties fo:text-align="center" style:writing-mode="lr-tb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-color="#77bc65"/>
      <style:paragraph-properties fo:text-align="center"/>
    </style:style>
    <style:style style:name="P35" style:family="paragraph">
      <loext:graphic-properties draw:fill-color="#dddddd"/>
      <style:paragraph-properties fo:text-align="center"/>
    </style:style>
    <style:style style:name="P36" style:family="paragraph">
      <loext:graphic-properties draw:fill-color="#7b3d00"/>
      <style:paragraph-properties fo:text-align="center"/>
    </style:style>
    <style:style style:name="P37" style:family="paragraph">
      <loext:graphic-properties draw:fill-color="#00e3e3"/>
      <style:paragraph-properties fo:text-align="center"/>
    </style:style>
    <style:style style:name="P38" style:family="paragraph">
      <loext:graphic-properties draw:fill-color="#f5deb3"/>
      <style:paragraph-properties fo:text-align="center"/>
    </style:style>
    <style:style style:name="P39" style:family="paragraph">
      <loext:graphic-properties draw:fill-color="#333333"/>
      <style:paragraph-properties fo:text-align="center"/>
    </style:style>
    <style:style style:name="P40" style:family="paragraph">
      <loext:graphic-properties draw:fill-color="#7b3d00"/>
      <style:paragraph-properties fo:text-align="center" style:writing-mode="lr-tb"/>
    </style:style>
    <style:style style:name="P41" style:family="paragraph">
      <loext:graphic-properties draw:fill-color="#f5deb3"/>
      <style:paragraph-properties fo:text-align="center" style:writing-mode="lr-tb"/>
    </style:style>
    <style:style style:name="P42" style:family="paragraph">
      <loext:graphic-properties draw:fill-color="#00e3e3"/>
      <style:paragraph-properties fo:text-align="center" style:writing-mode="lr-tb"/>
    </style:style>
    <style:style style:name="P43" style:family="paragraph">
      <loext:graphic-properties draw:fill="none"/>
      <style:paragraph-properties fo:text-align="center" style:writing-mode="lr-tb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1" draw:layer="layout" svg:width="1cm" svg:height="1.001cm" svg:x="2.498cm" svg:y="3.4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1cm" svg:x="2.499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2.917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.917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3.498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.862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cm" svg:height="1.001cm" svg:x="3.5cm" svg:y="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001cm" svg:x="2.5cm" svg:y="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181cm" svg:height="0.364cm" svg:x="2.9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2.919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3.5cm 5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2.864cm 5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001cm" svg:x="3.5cm" svg:y="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181cm" svg:height="0.364cm" svg:x="3.919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3.919cm" svg:y="5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3.919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3.919cm" svg:y="6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4.5cm 6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3.864cm 6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.001cm" svg:x="2.5cm" svg:y="6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181cm" svg:height="0.364cm" svg:x="2.91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2.919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3.5cm 6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2.864cm 6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4.5cm 5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3.864cm 5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1cm" svg:height="1.001cm" svg:x="12cm" svg:y="6.0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0.181cm" svg:height="0.364cm" svg:x="12.419cm" svg:y="6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181cm" svg:height="0.364cm" svg:x="12.419cm" svg:y="6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181cm" svg:height="0.364cm" draw:transform="skewX (0.00279252680319093) rotate (-1.5707963267949) translate (13cm 6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182cm" svg:height="0.364cm" draw:transform="rotate (-1.5707963267949) translate (12.364cm 6.4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1cm" svg:height="1.001cm" svg:x="11.4cm" svg:y="6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0.181cm" svg:height="0.364cm" svg:x="11.81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181cm" svg:height="0.364cm" svg:x="11.819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181cm" svg:height="0.364cm" draw:transform="skewX (0.00279252680319093) rotate (-1.5707963267949) translate (12.4cm 6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2" draw:layer="layout" svg:width="0.182cm" svg:height="0.364cm" draw:transform="rotate (-1.5707963267949) translate (11.764cm 6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3" draw:layer="layout" svg:width="1cm" svg:height="1.001cm" svg:x="10.8cm" svg:y="6.0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4" draw:layer="layout" svg:width="0.181cm" svg:height="0.364cm" svg:x="11.219cm" svg:y="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0.181cm" svg:height="0.364cm" svg:x="11.219cm" svg:y="6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0.181cm" svg:height="0.364cm" draw:transform="skewX (0.00279252680319093) rotate (-1.5707963267949) translate (11.8cm 6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5" draw:layer="layout" svg:width="0.182cm" svg:height="0.364cm" draw:transform="rotate (-1.5707963267949) translate (11.164cm 6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6" draw:layer="layout" svg:width="1cm" svg:height="1.001cm" svg:x="12cm" svg:y="5.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0.181cm" svg:height="0.364cm" svg:x="12.419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181cm" svg:height="0.364cm" svg:x="12.419cm" svg:y="6.0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181cm" svg:height="0.364cm" draw:transform="skewX (0.00279252680319093) rotate (-1.5707963267949) translate (13cm 5.8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182cm" svg:height="0.364cm" draw:transform="rotate (-1.5707963267949) translate (12.364cm 5.8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cm" svg:height="1.001cm" svg:x="11.4cm" svg:y="5.3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0.181cm" svg:height="0.364cm" svg:x="11.819cm" svg:y="5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11.819cm" svg:y="6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12.4cm 5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11.764cm 5.8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.001cm" svg:x="10.8cm" svg:y="5.39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181cm" svg:height="0.364cm" svg:x="11.219cm" svg:y="5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11.219cm" svg:y="6.0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11.8cm 5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11.164cm 5.8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9" draw:layer="layout" svg:width="1cm" svg:height="1.001cm" svg:x="12cm" svg:y="4.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0" draw:layer="layout" svg:width="0.181cm" svg:height="0.364cm" svg:x="12.419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1" draw:layer="layout" svg:width="0.181cm" svg:height="0.364cm" svg:x="12.419cm" svg:y="5.4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1" draw:layer="layout" svg:width="0.181cm" svg:height="0.364cm" draw:transform="skewX (0.00279252680319093) rotate (-1.5707963267949) translate (13cm 5.2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1" draw:layer="layout" svg:width="0.182cm" svg:height="0.364cm" draw:transform="rotate (-1.5707963267949) translate (12.364cm 5.2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001cm" svg:x="11.4cm" svg:y="4.7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181cm" svg:height="0.364cm" svg:x="11.819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11.819cm" svg:y="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12.4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11.764cm 5.2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0.8cm" svg:y="4.7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181cm" svg:height="0.364cm" svg:x="11.219cm" svg:y="4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1.219cm" svg:y="5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11.8cm 5.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1.164cm 5.2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001cm" svg:x="2.5cm" svg:y="7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181cm" svg:height="0.364cm" svg:x="2.919cm" svg:y="7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2.91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3.5cm 8.4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2.864cm 8.4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layer="layout" svg:width="2.581cm" svg:height="4.5cm" svg:x="19.91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1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draw:style-name="gr24" draw:text-style-name="P33" draw:layer="layout" svg:width="5.148cm" svg:height="5.466cm" svg:x="1.349cm" svg:y="1.999cm">
          <draw:image xlink:href="Pictures/10000000000000920000009B1B05102B68DB73AB.png" xlink:type="simple" xlink:show="embed" xlink:actuate="onLoad" draw:mime-type="image/png">
            <text:p/>
          </draw:image>
        </draw:frame>
        <draw:custom-shape draw:style-name="gr1" draw:text-style-name="P1" draw:layer="layout" svg:width="1cm" svg:height="1.001cm" svg:x="9.499cm" svg:y="8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9.918cm" svg:y="8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9.918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0.5cm 8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9.863cm 8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9.499cm" svg:y="9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9.918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9.918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0.5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9.863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9.497cm" svg:y="10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9.918cm" svg:y="10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9.918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0.5cm 10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9.861cm 10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0.5cm" svg:y="9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0.919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0.919cm" svg:y="10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1.5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0.864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0.5cm" svg:y="10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0.91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0.919cm" svg:y="1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1.5cm 10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0.864cm 10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0.498cm" svg:y="1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0.919cm" svg:y="1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0.919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1.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0.862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.499cm" svg:y="7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8cm" svg:y="7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8cm" svg:y="8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499cm 7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3cm 7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0.498cm" svg:y="12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0.918cm" svg:y="12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0.918cm" svg:y="13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1.499cm 12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0.862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13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1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13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498cm" svg:y="14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5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2cm 14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8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9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8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8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7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7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8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7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7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6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7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6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6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5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5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6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5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5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4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4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5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4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4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3.4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3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4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3.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3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499cm" svg:y="2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8cm" svg:y="2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8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499cm 2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3cm 2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499cm" svg:y="1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8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8cm" svg:y="2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499cm 1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3cm 1.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.5cm" svg:y="8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9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.5cm" svg:y="10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10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11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10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10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3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3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3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4.5cm" svg:y="1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3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3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5.5cm" svg:y="14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4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4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6.5cm" svg:y="13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1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1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1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1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7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1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1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10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7.5cm" svg:y="9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9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10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9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9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8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8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8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9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8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9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8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7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8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7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7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6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5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5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5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4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4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3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2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2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3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2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2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1.5cm" svg:y="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1.919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1.919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2.5cm 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1.864cm 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1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1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2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1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1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1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1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1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1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5.5cm" svg:y="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1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5cm" svg:y="1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2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2.5cm" svg:y="3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4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3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3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3.5cm" svg:y="3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3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3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4.5cm" svg:y="3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4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5.5cm" svg:y="3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3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3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4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4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5.5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5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4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4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5.5cm" svg:y="5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6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5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5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5.5cm" svg:y="6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6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6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4.5cm" svg:y="6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6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7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6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6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3.5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6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2.499cm" svg:y="6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8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8cm" svg:y="7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499cm 6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3cm 6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2.499cm" svg:y="5.4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8cm" svg:y="5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8cm" svg:y="6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499cm 5.8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3cm 5.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5" draw:layer="layout" svg:width="1cm" svg:height="1.001cm" svg:x="12.499cm" svg:y="4.4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8cm" svg:y="4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8cm" svg:y="5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499cm 4.8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3cm 4.9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499cm" svg:y="4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8cm" svg:y="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8cm" svg:y="5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499cm 4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3cm 4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4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4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5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5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5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499cm" svg:y="5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8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8cm" svg:y="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499cm 5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3cm 5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3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3.5cm" svg:y="1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1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10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0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0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5cm" svg:y="10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0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1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0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0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5cm" svg:y="9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9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9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9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5cm" svg:y="8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8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9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8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8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8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8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9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8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8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5.5cm" svg:y="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9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8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8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8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8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9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8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8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8.4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8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9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8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8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4.5cm" svg:y="9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0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9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9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5.5cm" svg:y="9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9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0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9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9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6.5cm" svg:y="9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9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10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9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9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5.5cm" svg:y="13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3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3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3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4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5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6.5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1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1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1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5.5cm" svg:y="11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1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1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6.5cm" svg:y="1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1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11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11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7.5cm" svg:y="11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1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1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11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11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5.5cm" svg:y="10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0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0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6.5cm" svg:y="10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11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10.9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10.9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4" draw:layer="layout" svg:width="1cm" svg:height="1.001cm" svg:x="17.5cm" svg:y="10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10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10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10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7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7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6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6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7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6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6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5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6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5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4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4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5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4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3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3.4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4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3.8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3.9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20.5cm" svg:y="2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20.919cm" svg:y="2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0.919cm" svg:y="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1.5cm 2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0.864cm 2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7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7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8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7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7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6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6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7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6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6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5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6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5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5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4.4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4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5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4.8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4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3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3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4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3.8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3.9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9.5cm" svg:y="2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9.919cm" svg:y="2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9.919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0.5cm 2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9.864cm 2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7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7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7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6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6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6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5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6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5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5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4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4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4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3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3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3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8.5cm" svg:y="2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8.919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8.919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9.5cm 2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8.864cm 2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7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7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7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6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6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6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5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6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5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5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4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4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4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3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3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3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7.5cm" svg:y="2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7.919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7.919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8.5cm 2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7.864cm 2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7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8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7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7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6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6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7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6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6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5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5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6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5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5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4.5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4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5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4.9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4.9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3.5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3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3.9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3.9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6.5cm" svg:y="2.5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3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2.9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2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13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3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3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13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12.4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2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3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2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12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11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2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1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11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10.4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0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1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0.8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10.9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9.49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0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9.8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9.91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8.4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9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8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8.9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5cm" svg:y="12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12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13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12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12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5cm" svg:y="11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11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12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11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11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5cm" svg:y="10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10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1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10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10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1.5cm" svg:y="9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9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10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9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9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5cm" svg:y="7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7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5cm" svg:y="7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7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5.5cm" svg:y="7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7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7.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7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7.8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7.90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5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4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3.499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8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499cm 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3cm 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cm" svg:height="1.001cm" svg:x="12.499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8cm" svg:y="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8cm" svg:y="3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499cm 2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3cm 2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2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27" draw:text-style-name="P36" draw:layer="layout" svg:width="1cm" svg:height="1.001cm" svg:x="1.5cm" svg:y="6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6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6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.5cm" svg:y="8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9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3" draw:layer="layout" svg:width="3.783cm" svg:height="3.756cm" svg:x="0.717cm" svg:y="2cm">
          <draw:image xlink:href="Pictures/100000010000008F0000008E93DA47D56A766709.png" xlink:type="simple" xlink:show="embed" xlink:actuate="onLoad" draw:mime-type="image/png">
            <text:p/>
          </draw:image>
        </draw:frame>
        <draw:custom-shape draw:style-name="gr27" draw:text-style-name="P36" draw:layer="layout" svg:width="1cm" svg:height="1.001cm" svg:x="1.5cm" svg:y="6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6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6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.5cm" svg:y="7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8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7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.5cm" svg:y="7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8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7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.5cm" svg:y="11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1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12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3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3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4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4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5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5.5cm" svg:y="3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3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3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5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5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5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2.5cm" svg:y="5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5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6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5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5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3.5cm" svg:y="5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6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5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5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3.5cm" svg:y="5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5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6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5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5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4.5cm" svg:y="4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5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4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4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4.5cm" svg:y="4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4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5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4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4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5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5.5cm" svg:y="4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4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5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4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4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4.5cm" svg:y="5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5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5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5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4.5cm" svg:y="5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5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2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5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5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5.5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6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5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5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5.5cm" svg:y="5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6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5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5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3.5cm" svg:y="6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7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6.9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6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1.5cm" svg:y="6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6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7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6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6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2.5cm" svg:y="6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6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6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4.5cm" svg:y="6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6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6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5.5cm" svg:y="6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6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6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4.5cm" svg:y="7.5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7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8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7.9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7.9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5.5cm" svg:y="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7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8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7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7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4.5cm" svg:y="8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8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9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8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8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5.5cm" svg:y="8.5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8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9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8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8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6.5cm" svg:y="7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7.9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7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6.5cm" svg:y="7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8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7.9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7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6.5cm" svg:y="8.5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9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8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6.5cm" svg:y="8.5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8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9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8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8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1.5cm" svg:y="7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8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7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7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1.5cm" svg:y="7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8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7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7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7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8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7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7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2.5cm" svg:y="7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7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8.2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7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7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1.5cm" svg:y="8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8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8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8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1.5cm" svg:y="8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1.919cm" svg:y="8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8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8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2.5cm" svg:y="8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8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8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8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2.5cm" svg:y="8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8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9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8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8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3.5cm" svg:y="7.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7.9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7.9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3.5cm" svg:y="8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8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9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8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8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6.5cm" svg:y="6.5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6.919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6.919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7.5cm 6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6.864cm 6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10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2.5cm" svg:y="9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9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9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3.5cm" svg:y="9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9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9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4.5cm" svg:y="9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9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0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9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9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5.5cm" svg:y="9.5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9.5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0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9.9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9.9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2.5cm" svg:y="10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2.919cm" svg:y="1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919cm" svg:y="1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5cm 10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864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3.5cm" svg:y="10.5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3.919cm" svg:y="10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919cm" svg:y="11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5cm 10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864cm 10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4.5cm" svg:y="10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4.919cm" svg:y="10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1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10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10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5.5cm" svg:y="10.5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5.919cm" svg:y="10.5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5.919cm" svg:y="11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6.5cm 10.9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5.864cm 10.9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3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27" draw:text-style-name="P36" draw:layer="layout" svg:width="1cm" svg:height="1.001cm" svg:x="1.5cm" svg:y="6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6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6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37" draw:layer="layout" svg:width="1cm" svg:height="1.001cm" svg:x="1.5cm" svg:y="8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9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9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3" draw:layer="layout" svg:width="3.783cm" svg:height="3.756cm" svg:x="0.717cm" svg:y="2cm">
          <draw:image xlink:href="Pictures/100000010000008F0000008E93DA47D56A766709.png" xlink:type="simple" xlink:show="embed" xlink:actuate="onLoad" draw:mime-type="image/png">
            <text:p/>
          </draw:image>
        </draw:frame>
        <draw:custom-shape draw:style-name="gr27" draw:text-style-name="P36" draw:layer="layout" svg:width="1cm" svg:height="1.001cm" svg:x="1.5cm" svg:y="6.0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6.7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6.4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6.51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36" draw:layer="layout" svg:width="1cm" svg:height="1.001cm" svg:x="1.5cm" svg:y="7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8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7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8" draw:layer="layout" svg:width="1cm" svg:height="1.001cm" svg:x="1.5cm" svg:y="7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7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8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7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1cm" svg:height="1.001cm" svg:x="1.5cm" svg:y="11.9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12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12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12.4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1.5cm" svg:y="1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181cm" svg:height="0.364cm" svg:x="1.91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.919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2.5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.864cm 10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svg:x="12.5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2cm" svg:height="0.364cm" draw:transform="rotate (-1.5707963267949) translate (12.4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0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svg:x="13.1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2cm" svg:height="0.364cm" draw:transform="rotate (-1.5707963267949) translate (13.0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6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svg:x="13.7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2cm" svg:height="0.364cm" draw:transform="rotate (-1.5707963267949) translate (13.6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2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svg:x="14.319cm" svg:y="3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draw:transform="skewX (0.00279252680319093) rotate (-1.5707963267949) translate (14.9cm 3.9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2cm" svg:height="0.364cm" draw:transform="rotate (-1.5707963267949) translate (14.264cm 3.9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1cm" svg:height="0.364cm" svg:x="12.5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3.1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4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3.719cm" svg:y="4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4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4.319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draw:transform="skewX (0.00279252680319093) rotate (-1.5707963267949) translate (14.9cm 4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0" draw:layer="layout" svg:width="0.182cm" svg:height="0.364cm" draw:transform="rotate (-1.5707963267949) translate (12.4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5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5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2.519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5.4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5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2.464cm 5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0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3.0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5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5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064cm 5.1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3.119cm" svg:y="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5.4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5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3.064cm 5.1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664cm 4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8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3.664cm 4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2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4.264cm 4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4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5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664cm 5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3.719cm" svg:y="4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5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5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3.664cm 5.1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5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5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264cm 5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4.319cm" svg:y="4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5.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draw:transform="skewX (0.00279252680319093) rotate (-1.5707963267949) translate (14.9cm 5.1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4.264cm 5.1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1.919cm" svg:y="5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6.0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5.7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1.864cm 5.7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2.519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6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2.464cm 5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119cm" svg:y="5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6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5.7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064cm 5.7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719cm" svg:y="5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6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5.7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664cm 5.7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4.319cm" svg:y="5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6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5.7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264cm 5.7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4.919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0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draw:transform="skewX (0.00279252680319093) rotate (-1.5707963267949) translate (15.5cm 5.7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864cm 5.79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6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6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6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1.919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6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6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1.864cm 6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1.919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6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1.86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1.919cm" svg:y="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1.919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2.5cm 6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1.86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6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6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6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2.519cm" svg:y="5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6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6.3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2.464cm 6.3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6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2.519cm" svg:y="6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6.9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2cm" svg:height="0.364cm" draw:transform="rotate (-1.5707963267949) translate (12.464cm 6.9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119cm" svg:y="5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6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6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064cm 6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11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6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064cm 6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719cm" svg:y="5.9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6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6.3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664cm 6.39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4.319cm" svg:y="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6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6.3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264cm 6.3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3.719cm" svg:y="6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7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6.9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3.664cm 6.9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1cm" svg:height="0.364cm" svg:x="14.319cm" svg:y="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7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6.97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264cm 6.99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5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6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6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4.919cm" svg:y="5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6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draw:transform="skewX (0.00279252680319093) rotate (-1.5707963267949) translate (15.5cm 6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864cm 6.3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919cm" svg:y="7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5.5cm 6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864cm 6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4.919cm" svg:y="6.5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4.919cm" svg:y="7.2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draw:transform="skewX (0.00279252680319093) rotate (-1.5707963267949) translate (15.5cm 6.9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42" draw:layer="layout" svg:width="0.182cm" svg:height="0.364cm" draw:transform="rotate (-1.5707963267949) translate (14.864cm 6.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181cm" svg:height="0.364cm" svg:x="12.519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7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2.464cm 7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3.119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7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3.064cm 7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3.719cm" svg:y="7.1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7.5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3.664cm 7.5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4.319cm" svg:y="7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7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14.9cm 7.57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4.264cm 7.5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2.519cm" svg:y="7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2.519cm" svg:y="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1cm 8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2.464cm 8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3.119cm" svg:y="7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119cm" svg:y="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3.7cm 8.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064cm 8.19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3.719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3.719cm" svg:y="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3cm 8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3.664cm 8.1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4.319cm" svg:y="7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14.319cm" svg:y="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14.9cm 8.1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14.264cm 8.19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4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1" draw:text-style-name="P1" draw:layer="layout" svg:width="1cm" svg:height="1.001cm" svg:x="2.498cm" svg:y="3.4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99cm" svg:height="1cm" svg:x="2.499cm" svg:y="1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2.917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.917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3.498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.862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cm" svg:height="1.001cm" svg:x="2cm" svg:y="5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2.419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.419cm" svg:y="6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3cm 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.364cm 5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001cm" svg:x="3cm" svg:y="5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3.419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3.419cm" svg:y="6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4cm 5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3.364cm 5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cm" svg:height="1.001cm" svg:x="3cm" svg:y="6.4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3.419cm" svg:y="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3.419cm" svg:y="7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4cm 6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3.364cm 6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.001cm" svg:x="2cm" svg:y="6.4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181cm" svg:height="0.364cm" svg:x="2.419cm" svg:y="6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svg:x="2.419cm" svg:y="7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1cm" svg:height="0.364cm" draw:transform="skewX (0.00279252680319093) rotate (-1.5707963267949) translate (3cm 6.9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182cm" svg:height="0.364cm" draw:transform="rotate (-1.5707963267949) translate (2.364cm 6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43" draw:layer="layout" svg:x1="17.5cm" svg:y1="1cm" svg:x2="17.5cm" svg:y2="15cm">
          <text:p/>
        </draw:line>
        <draw:line draw:style-name="gr34" draw:text-style-name="P43" draw:layer="layout" svg:x1="8cm" svg:y1="8cm" svg:x2="27cm" svg:y2="8cm">
          <text:p/>
        </draw:line>
        <draw:frame draw:style-name="gr35" draw:text-style-name="P44" draw:layer="layout" svg:width="8.5cm" svg:height="0.962cm" svg:x="8.5cm" svg:y="1.5cm">
          <draw:text-box>
            <text:p>Superior Esquerdo</text:p>
          </draw:text-box>
        </draw:frame>
        <draw:frame draw:style-name="gr35" draw:text-style-name="P44" draw:layer="layout" svg:width="8.5cm" svg:height="0.962cm" svg:x="18cm" svg:y="1.5cm">
          <draw:text-box>
            <text:p text:style-name="P45"><text:span text:style-name="T1">Superior </text:span>Direito</text:p>
          </draw:text-box>
        </draw:frame>
        <draw:frame draw:style-name="gr35" draw:text-style-name="P44" draw:layer="layout" svg:width="8.5cm" svg:height="0.962cm" svg:x="18cm" svg:y="8.5cm">
          <draw:text-box>
            <text:p>Inferior Direito</text:p>
          </draw:text-box>
        </draw:frame>
        <draw:frame draw:style-name="gr35" draw:text-style-name="P44" draw:layer="layout" svg:width="8.5cm" svg:height="0.962cm" svg:x="8cm" svg:y="8.538cm">
          <draw:text-box>
            <text:p>Inferior Esquerdo</text:p>
          </draw:text-box>
        </draw:frame>
        <draw:custom-shape draw:style-name="gr4" draw:text-style-name="P5" draw:layer="layout" svg:width="1cm" svg:height="1.001cm" svg:x="3cm" svg:y="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.001cm" svg:x="2cm" svg:y="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181cm" svg:height="0.364cm" svg:x="2.4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2.419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3cm 8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2.364cm 8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draw:layer="layout" svg:width="1cm" svg:height="1.001cm" svg:x="3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181cm" svg:height="0.364cm" svg:x="3.419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3.419cm" svg:y="8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3.41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3.419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4cm 9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3.364cm 9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cm" svg:height="1.001cm" svg:x="2cm" svg:y="9.0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0.181cm" svg:height="0.364cm" svg:x="2.419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2.419cm" svg:y="9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3cm 9.4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2.364cm 9.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4cm 8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3.364cm 8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12.019cm" svg:y="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12.019cm" svg:y="4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12.6cm 4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11.964cm 4.5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81cm" svg:height="0.364cm" svg:x="12.019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12.019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12.6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11.964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0.181cm" svg:height="0.364cm" svg:x="11.419cm" svg:y="4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81cm" svg:height="0.364cm" svg:x="11.419cm" svg:y="3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1.419cm" svg:y="4.1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11.419cm" svg:y="4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12cm 4.5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11.364cm 4.5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12cm 3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1.364cm 3.91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0.181cm" svg:height="0.364cm" svg:x="21.419cm" svg:y="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21.419cm" svg:y="5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22cm 4.80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22.019cm" svg:y="4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22.019cm" svg:y="5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22.6cm 4.8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21.964cm 4.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21.364cm 4.8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81cm" svg:height="0.364cm" svg:x="21.419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21.419cm" svg:y="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22cm 4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21.364cm 4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81cm" svg:height="0.364cm" svg:x="22.019cm" svg:y="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22.019cm" svg:y="4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22.6cm 4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21.964cm 4.2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81cm" svg:height="0.364cm" svg:x="11.91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11.919cm" svg:y="1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12.5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11.864cm 10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81cm" svg:height="0.364cm" svg:x="21.41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21.419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22cm 11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21.364cm 11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11.91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11.919cm" svg:y="11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12.5cm 11.5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11.864cm 11.5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81cm" svg:height="0.364cm" svg:x="11.319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11.319cm" svg:y="11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11.9cm 10.9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11.264cm 10.9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0.181cm" svg:height="0.364cm" svg:x="11.319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11.319cm" svg:y="11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11.9cm 11.5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11.264cm 11.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5" draw:layer="layout" svg:width="0.181cm" svg:height="0.364cm" svg:x="21.419cm" svg:y="11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svg:x="21.419cm" svg:y="11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1cm" svg:height="0.364cm" draw:transform="skewX (0.00279252680319093) rotate (-1.5707963267949) translate (22cm 11.6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81cm" svg:height="0.364cm" svg:x="22.01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22.019cm" svg:y="11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22.6cm 11.0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21.964cm 11.0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2" draw:layer="layout" svg:width="0.181cm" svg:height="0.364cm" svg:x="22.01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svg:x="22.019cm" svg:y="11.8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1cm" svg:height="0.364cm" draw:transform="skewX (0.00279252680319093) rotate (-1.5707963267949) translate (22.6cm 11.6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0.182cm" svg:height="0.364cm" draw:transform="rotate (-1.5707963267949) translate (21.964cm 11.6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182cm" svg:height="0.364cm" draw:transform="rotate (-1.5707963267949) translate (21.364cm 11.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181cm" svg:height="0.364cm" svg:x="3.9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svg:x="3.919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1cm" svg:height="0.364cm" draw:transform="skewX (0.00279252680319093) rotate (-1.5707963267949) translate (4.5cm 12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182cm" svg:height="0.364cm" draw:transform="rotate (-1.5707963267949) translate (3.864cm 12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181cm" svg:height="0.364cm" svg:x="3.31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svg:x="3.319cm" svg:y="12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1cm" svg:height="0.364cm" draw:transform="skewX (0.00279252680319093) rotate (-1.5707963267949) translate (3.9cm 12.40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82cm" svg:height="0.364cm" draw:transform="rotate (-1.5707963267949) translate (3.264cm 12.41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3" draw:layer="layout" svg:width="19.798cm" svg:height="11.136cm" svg:x="0.6cm" svg:y="2.257cm" draw:page-number="5" presentation:class="page"/>
          <draw:frame presentation:style-name="pr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8cm" svg:height="2.629cm" svg:x="1.399cm" svg:y="0.628cm" presentation:class="title" presentation:placeholder="true">
        <draw:text-box/>
      </draw:frame>
      <draw:frame presentation:style-name="Padrão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2-01T16:08:29.276000000</meta:creation-date>
    <dc:date>2023-03-02T22:50:18.591000000</dc:date>
    <meta:editing-duration>PT10H14M4S</meta:editing-duration>
    <meta:editing-cycles>8</meta:editing-cycles>
    <meta:generator>LibreOffice/7.2.2.2$Windows_X86_64 LibreOffice_project/02b2acce88a210515b4a5bb2e46cbfb63fe97d56</meta:generator>
    <meta:document-statistic meta:object-count="1484"/>
  </office:meta>
</office:document-meta>
</file>